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Heading_20_2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T7_111" style:family="text"/>
    <style:style style:name="T7_112" style:family="text"/>
    <style:style style:name="T7_113" style:family="text"/>
    <style:style style:name="T7_114" style:family="text"/>
    <style:style style:name="T7_115" style:family="text"/>
    <style:style style:name="T7_116" style:family="text"/>
    <style:style style:name="T7_117" style:family="text"/>
    <style:style style:name="T7_118" style:family="text"/>
    <style:style style:name="T7_119" style:family="text"/>
    <style:style style:name="T7_120" style:family="text"/>
    <style:style style:name="T7_121" style:family="text"/>
    <style:style style:name="T7_122" style:family="text"/>
    <style:style style:name="T7_123" style:family="text"/>
    <style:style style:name="T7_124" style:family="text"/>
    <style:style style:name="T7_125" style:family="text"/>
    <style:style style:name="T7_126" style:family="text"/>
    <style:style style:name="T7_127" style:family="text"/>
    <style:style style:name="T7_128" style:family="text"/>
    <style:style style:name="T7_129" style:family="text"/>
    <style:style style:name="T7_130" style:family="text"/>
    <style:style style:name="T7_131" style:family="text"/>
    <style:style style:name="T7_132" style:family="text"/>
    <style:style style:name="T7_133" style:family="text"/>
    <style:style style:name="T7_134" style:family="text"/>
    <style:style style:name="T7_135" style:family="text"/>
    <style:style style:name="T7_136" style:family="text"/>
    <style:style style:name="T7_137" style:family="text"/>
    <style:style style:name="T7_138" style:family="text"/>
    <style:style style:name="T7_139" style:family="text"/>
    <style:style style:name="T7_140" style:family="text"/>
    <style:style style:name="T7_141" style:family="text"/>
    <style:style style:name="T7_142" style:family="text"/>
    <style:style style:name="T7_143" style:family="text"/>
    <style:style style:name="T7_144" style:family="text"/>
    <style:style style:name="T7_145" style:family="text"/>
    <style:style style:name="T7_146" style:family="text"/>
    <style:style style:name="T7_147" style:family="text"/>
    <style:style style:name="T7_148" style:family="text"/>
    <style:style style:name="T7_149" style:family="text"/>
    <style:style style:name="T7_150" style:family="text"/>
    <style:style style:name="T7_151" style:family="text"/>
    <style:style style:name="T7_152" style:family="text"/>
    <style:style style:name="T7_153" style:family="text"/>
    <style:style style:name="T7_154" style:family="text"/>
    <style:style style:name="T7_155" style:family="text"/>
    <style:style style:name="T7_156" style:family="text"/>
    <style:style style:name="T7_157" style:family="text"/>
    <style:style style:name="T7_158" style:family="text"/>
    <style:style style:name="T7_159" style:family="text"/>
    <style:style style:name="T7_160" style:family="text"/>
    <style:style style:name="T7_161" style:family="text"/>
    <style:style style:name="T7_162" style:family="text"/>
    <style:style style:name="T7_163" style:family="text"/>
    <style:style style:name="T7_164" style:family="text"/>
    <style:style style:name="T7_165" style:family="text"/>
    <style:style style:name="T7_166" style:family="text"/>
    <style:style style:name="T7_167" style:family="text"/>
    <style:style style:name="T7_168" style:family="text"/>
    <style:style style:name="T7_169" style:family="text"/>
    <style:style style:name="T7_170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P11" style:family="paragraph" style:parent-style-name="Standard">
      <style:paragraph-properties fo:break-before="auto" fo:line-height="115%" fo:margin-top="0cm" fo:margin-bottom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P26" style:family="paragraph" style:parent-style-name="Standard">
      <style:paragraph-properties fo:break-before="auto" fo:line-height="115%" fo:margin-top="0cm" fo:margin-bottom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P33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90e91biutajz"/><text:bookmark-end text:name="h.90e91biutajz"/><text:span text:style-name="T1_1">Open</text:span><text:span text:style-name="T1_2"><text:s/></text:span><text:span text:style-name="T1_3">Source</text:span><text:span text:style-name="T1_4"><text:s/></text:span><text:span text:style-name="T1_5">Software</text:span><text:span text:style-name="T1_6"><text:s/></text:span><text:span text:style-name="T1_7">Documentation</text:span><text:span text:style-name="T1_8"><text:s/></text:span><text:span text:style-name="T1_9">Continuous</text:span><text:span text:style-name="T1_10"><text:s/></text:span><text:span text:style-name="T1_11">Improvement</text:span><text:span text:style-name="T1_12"><text:s/></text:span><text:span text:style-name="T1_13">using</text:span><text:span text:style-name="T1_14"><text:s/></text:span><text:span text:style-name="T1_15">Google</text:span><text:span text:style-name="T1_16"><text:s/></text:span><text:span text:style-name="T1_17">Docs</text:span><text:span text:style-name="T1_18">,<text:s/></text:span><text:span text:style-name="T1_19">Github</text:span><text:span text:style-name="T1_20"><text:s/></text:span><text:span text:style-name="T1_21">and</text:span><text:span text:style-name="T1_22"><text:s/></text:span><text:span text:style-name="T1_23">Gerrit</text:span></text:p>
      <text:p text:style-name="P2"/>
      <text:p text:style-name="P3"/>
      <text:h text:style-name="P4" text:outline-level="10"><text:bookmark-start text:name="h.xn9uzq2y4603"/><text:bookmark-end text:name="h.xn9uzq2y4603"/><text:span text:style-name="T4_1">Technical</text:span><text:span text:style-name="T4_2"><text:s/></text:span><text:span text:style-name="T4_3">implementation</text:span><text:span text:style-name="T4_4"><text:s/></text:span><text:span text:style-name="T4_5">of</text:span><text:span text:style-name="T4_6"><text:s/></text:span><text:span text:style-name="T4_7">a</text:span><text:span text:style-name="T4_8"><text:s/></text:span><text:span text:style-name="T4_9">DevOps</text:span><text:span text:style-name="T4_10"><text:s/></text:span><text:span text:style-name="T4_11">Continuous</text:span><text:span text:style-name="T4_12"><text:s/></text:span><text:span text:style-name="T4_13">Improvement</text:span><text:span text:style-name="T4_14"><text:s/></text:span><text:span text:style-name="T4_15">methodology</text:span><text:span text:style-name="T4_16"><text:s/></text:span><text:span text:style-name="T4_17">to</text:span><text:span text:style-name="T4_18"><text:s/></text:span><text:span text:style-name="T4_19">create</text:span><text:span text:style-name="T4_20"><text:s/></text:span><text:span text:style-name="T4_21">collaborative</text:span><text:span text:style-name="T4_22"><text:s/></text:span><text:span text:style-name="T4_23">software</text:span><text:span text:style-name="T4_24"><text:s/></text:span><text:span text:style-name="T4_25">documentation</text:span><text:span text:style-name="T4_26">.<text:s/></text:span></text:h>
      <text:p text:style-name="P5"><text:span text:style-name="T5_1">The</text:span><text:span text:style-name="T5_2"><text:s/></text:span><text:span text:style-name="T5_3">following</text:span><text:span text:style-name="T5_4"><text:s/></text:span><text:span text:style-name="T5_5">document</text:span><text:span text:style-name="T5_6"><text:s/></text:span><text:span text:style-name="T5_7">outlines</text:span><text:span text:style-name="T5_8"><text:s/></text:span><text:span text:style-name="T5_9">the</text:span><text:span text:style-name="T5_10"><text:s/></text:span><text:span text:style-name="T5_11">theory</text:span><text:span text:style-name="T5_12"><text:s/></text:span><text:span text:style-name="T5_13">behind</text:span><text:span text:style-name="T5_14"><text:s/></text:span><text:span text:style-name="T5_15">CI</text:span><text:span text:style-name="T5_16"><text:s/></text:span><text:span text:style-name="T5_17">for</text:span><text:span text:style-name="T5_18"><text:s/></text:span><text:span text:style-name="T5_19">google</text:span><text:span text:style-name="T5_20"><text:s/></text:span><text:span text:style-name="T5_21">docs</text:span><text:span text:style-name="T5_22"><text:s/></text:span><text:span text:style-name="T5_23">with</text:span><text:span text:style-name="T5_24"><text:s/></text:span><text:span text:style-name="T5_25">github</text:span><text:span text:style-name="T5_26"><text:s/></text:span><text:span text:style-name="T5_27">and</text:span><text:span text:style-name="T5_28"><text:s/></text:span><text:span text:style-name="T5_29">gerrit</text:span><text:span text:style-name="T5_30"><text:s/></text:span><text:span text:style-name="T5_31">addition</text:span><text:span text:style-name="T5_32">.</text:span></text:p>
      <text:p text:style-name="P6"/>
      <text:p text:style-name="P7"><text:span text:style-name="T7_1">The</text:span><text:span text:style-name="T7_2"><text:s/></text:span><text:span text:style-name="T7_3">rationale</text:span><text:span text:style-name="T7_4"><text:s/></text:span><text:span text:style-name="T7_5">is</text:span><text:span text:style-name="T7_6"><text:s/></text:span><text:span text:style-name="T7_7">the</text:span><text:span text:style-name="T7_8"><text:s/></text:span><text:span text:style-name="T7_9">use</text:span><text:span text:style-name="T7_10"><text:s/></text:span><text:span text:style-name="T7_11">of</text:span><text:span text:style-name="T7_12"><text:s/></text:span><text:span text:style-name="T7_13">googledocs</text:span><text:span text:style-name="T7_14"><text:s/></text:span><text:span text:style-name="T7_15">for</text:span><text:span text:style-name="T7_16"><text:s/></text:span><text:span text:style-name="T7_17">collaborative</text:span><text:span text:style-name="T7_18"><text:s/></text:span><text:span text:style-name="T7_19">document</text:span><text:span text:style-name="T7_20"><text:s/></text:span><text:span text:style-name="T7_21">editing</text:span><text:span text:style-name="T7_22"><text:s/></text:span><text:span text:style-name="T7_23">and</text:span><text:span text:style-name="T7_24"><text:s/></text:span><text:span text:style-name="T7_25">creation</text:span><text:span text:style-name="T7_26">.<text:s/></text:span><text:span text:style-name="T7_27">A</text:span><text:span text:style-name="T7_28"><text:s/></text:span><text:span text:style-name="T7_29">project</text:span><text:span text:style-name="T7_30"><text:s/></text:span><text:span text:style-name="T7_31">documentation</text:span><text:span text:style-name="T7_32"><text:s/></text:span><text:span text:style-name="T7_33">artefact</text:span><text:span text:style-name="T7_34"><text:s/></text:span><text:span text:style-name="T7_35">is</text:span><text:span text:style-name="T7_36"><text:s/></text:span><text:span text:style-name="T7_37">collaboratively</text:span><text:span text:style-name="T7_38"><text:s/></text:span><text:span text:style-name="T7_39">written</text:span><text:span text:style-name="T7_40"><text:s/></text:span><text:span text:style-name="T7_41">and</text:span><text:span text:style-name="T7_42"><text:s/></text:span><text:span text:style-name="T7_43">continuously</text:span><text:span text:style-name="T7_44"><text:s/></text:span><text:span text:style-name="T7_45">pushed</text:span><text:span text:style-name="T7_46"><text:s/></text:span><text:span text:style-name="T7_47">to</text:span><text:span text:style-name="T7_48"><text:s/></text:span><text:span text:style-name="T7_49">a</text:span><text:span text:style-name="T7_50"><text:s/></text:span><text:span text:style-name="T7_51">Gerrit</text:span><text:span text:style-name="T7_52"><text:s/></text:span><text:span text:style-name="T7_53">CI</text:span><text:span text:style-name="T7_54"><text:s/></text:span><text:span text:style-name="T7_55">approval</text:span><text:span text:style-name="T7_56"><text:s/></text:span><text:span text:style-name="T7_57">system</text:span><text:span text:style-name="T7_58">,<text:s/></text:span><text:span text:style-name="T7_59">the</text:span><text:span text:style-name="T7_60"><text:s/></text:span><text:span text:style-name="T7_61">proposed</text:span><text:span text:style-name="T7_62"><text:s/></text:span><text:span text:style-name="T7_63">changes</text:span><text:span text:style-name="T7_64"><text:s/></text:span><text:span text:style-name="T7_65">can</text:span><text:span text:style-name="T7_66"><text:s/></text:span><text:span text:style-name="T7_67">be</text:span><text:span text:style-name="T7_68"><text:s/></text:span><text:span text:style-name="T7_69">viewed</text:span><text:span text:style-name="T7_70"><text:s/></text:span><text:span text:style-name="T7_71">in</text:span><text:span text:style-name="T7_72"><text:s/></text:span><text:span text:style-name="T7_73">the</text:span><text:span text:style-name="T7_74"><text:s/></text:span><text:span text:style-name="T7_75">text</text:span><text:span text:style-name="T7_76"><text:s/></text:span><text:span text:style-name="T7_77">version</text:span><text:span text:style-name="T7_78"><text:s/></text:span><text:span text:style-name="T7_79">of</text:span><text:span text:style-name="T7_80"><text:s/></text:span><text:span text:style-name="T7_81">the</text:span><text:span text:style-name="T7_82"><text:s/></text:span><text:span text:style-name="T7_83">document</text:span><text:span text:style-name="T7_84"><text:s/></text:span><text:span text:style-name="T7_85">and</text:span><text:span text:style-name="T7_86"><text:s/></text:span><text:span text:style-name="T7_87">approved</text:span><text:span text:style-name="T7_88"><text:s/></text:span><text:span text:style-name="T7_89">for</text:span><text:span text:style-name="T7_90"><text:s/></text:span><text:span text:style-name="T7_91">push</text:span><text:span text:style-name="T7_92"><text:s/></text:span><text:span text:style-name="T7_93">to</text:span><text:span text:style-name="T7_94"><text:s/></text:span><text:span text:style-name="T7_95">the</text:span><text:span text:style-name="T7_96"><text:s/></text:span><text:span text:style-name="T7_97">master</text:span><text:span text:style-name="T7_98"><text:s/></text:span><text:span text:style-name="T7_99">github</text:span><text:span text:style-name="T7_100"><text:s/></text:span><text:span text:style-name="T7_101">repo</text:span><text:span text:style-name="T7_102"><text:s/></text:span><text:span text:style-name="T7_103">to</text:span><text:span text:style-name="T7_104"><text:s/></text:span><text:span text:style-name="T7_105">provide</text:span><text:span text:style-name="T7_106"><text:s/></text:span><text:span text:style-name="T7_107">a</text:span><text:span text:style-name="T7_108"><text:s/></text:span><text:span text:style-name="T7_109">new</text:span><text:span text:style-name="T7_110"><text:s/></text:span><text:span text:style-name="T7_111">release</text:span><text:span text:style-name="T7_112"><text:s/></text:span><text:span text:style-name="T7_113">of</text:span><text:span text:style-name="T7_114"><text:s/></text:span><text:span text:style-name="T7_115">the</text:span><text:span text:style-name="T7_116"><text:s/></text:span><text:span text:style-name="T7_117">documentation</text:span><text:span text:style-name="T7_118">.<text:s/></text:span><text:span text:style-name="T7_119">Gerrit</text:span><text:span text:style-name="T7_120"><text:s/></text:span><text:span text:style-name="T7_121">is</text:span><text:span text:style-name="T7_122"><text:s/></text:span><text:span text:style-name="T7_123">used</text:span><text:span text:style-name="T7_124"><text:s/></text:span><text:span text:style-name="T7_125">to</text:span><text:span text:style-name="T7_126"><text:s/></text:span><text:span text:style-name="T7_127">approve</text:span><text:span text:style-name="T7_128"><text:s/></text:span><text:span text:style-name="T7_129">and</text:span><text:span text:style-name="T7_130"><text:s/></text:span><text:span text:style-name="T7_131">track</text:span><text:span text:style-name="T7_132"><text:s/></text:span><text:span text:style-name="T7_133">the</text:span><text:span text:style-name="T7_134"><text:s/></text:span><text:span text:style-name="T7_135">changed</text:span><text:span text:style-name="T7_136"><text:s/></text:span><text:span text:style-name="T7_137">documentation</text:span><text:span text:style-name="T7_138">.<text:s/></text:span><text:span text:style-name="T7_139">The</text:span><text:span text:style-name="T7_140"><text:s/></text:span><text:span text:style-name="T7_141">commits</text:span><text:span text:style-name="T7_142"><text:s/></text:span><text:span text:style-name="T7_143">could</text:span><text:span text:style-name="T7_144"><text:s/></text:span><text:span text:style-name="T7_145">be</text:span><text:span text:style-name="T7_146"><text:s/></text:span><text:span text:style-name="T7_147">daily</text:span><text:span text:style-name="T7_148">/</text:span><text:span text:style-name="T7_149">nightly</text:span><text:span text:style-name="T7_150"><text:s/></text:span><text:span text:style-name="T7_151">or</text:span><text:span text:style-name="T7_152"><text:s/></text:span><text:span text:style-name="T7_153">by</text:span><text:span text:style-name="T7_154"><text:s/></text:span><text:span text:style-name="T7_155">the</text:span><text:span text:style-name="T7_156"><text:s/></text:span><text:span text:style-name="T7_157">minute</text:span><text:span text:style-name="T7_158">,<text:s/></text:span><text:span text:style-name="T7_159">depending</text:span><text:span text:style-name="T7_160"><text:s/></text:span><text:span text:style-name="T7_161">on</text:span><text:span text:style-name="T7_162"><text:s/></text:span><text:span text:style-name="T7_163">change</text:span><text:span text:style-name="T7_164"><text:s/></text:span><text:span text:style-name="T7_165">and</text:span><text:span text:style-name="T7_166"><text:s/></text:span><text:span text:style-name="T7_167">approval</text:span><text:span text:style-name="T7_168"><text:s/></text:span><text:span text:style-name="T7_169">cadence</text:span><text:span text:style-name="T7_170">.</text:span></text:p>
      <text:p text:style-name="P8"/>
      <text:p text:style-name="P9"><text:span text:style-name="T9_1">There</text:span><text:span text:style-name="T9_2"><text:s/></text:span><text:span text:style-name="T9_3">are</text:span><text:span text:style-name="T9_4"><text:s/></text:span><text:span text:style-name="T9_5">two</text:span><text:span text:style-name="T9_6"><text:s/></text:span><text:span text:style-name="T9_7">main</text:span><text:span text:style-name="T9_8"><text:s/></text:span><text:span text:style-name="T9_9">use</text:span><text:span text:style-name="T9_10"><text:s/></text:span><text:span text:style-name="T9_11">cases</text:span><text:span text:style-name="T9_12">:<text:s/></text:span></text:p>
      <text:list text:style-name="LS1" xml:id="list0">
        <text:list-item>
          <text:p text:style-name="P10"><text:span text:style-name="T10_1">The</text:span><text:span text:style-name="T10_2"><text:s/></text:span><text:span text:style-name="T10_3">creation</text:span><text:span text:style-name="T10_4"><text:s/></text:span><text:span text:style-name="T10_5">of</text:span><text:span text:style-name="T10_6"><text:s/></text:span><text:span text:style-name="T10_7">collaborative</text:span><text:span text:style-name="T10_8"><text:s/></text:span><text:span text:style-name="T10_9">documentation</text:span><text:span text:style-name="T10_10"><text:s/></text:span><text:span text:style-name="T10_11">in</text:span><text:span text:style-name="T10_12"><text:s/></text:span><text:span text:style-name="T10_13">a</text:span><text:span text:style-name="T10_14"><text:s/></text:span><text:span text:style-name="T10_15">version</text:span><text:span text:style-name="T10_16"><text:s/></text:span><text:span text:style-name="T10_17">controlled</text:span><text:span text:style-name="T10_18"><text:s/></text:span><text:span text:style-name="T10_19">change</text:span><text:span text:style-name="T10_20"><text:s/></text:span><text:span text:style-name="T10_21">approved</text:span><text:span text:style-name="T10_22"><text:s/></text:span><text:span text:style-name="T10_23">way</text:span><text:span text:style-name="T10_24">.<text:s/></text:span></text:p>
        </text:list-item>
        <text:list-item>
          <text:p text:style-name="P11"><text:span text:style-name="T11_1">The</text:span><text:span text:style-name="T11_2"><text:s/></text:span><text:span text:style-name="T11_3">collaborative</text:span><text:span text:style-name="T11_4"><text:s/></text:span><text:span text:style-name="T11_5">creation</text:span><text:span text:style-name="T11_6"><text:s/></text:span><text:span text:style-name="T11_7">of</text:span><text:span text:style-name="T11_8"><text:s/></text:span><text:span text:style-name="T11_9">Software</text:span><text:span text:style-name="T11_10"><text:s/></text:span><text:span text:style-name="T11_11">documentation</text:span><text:span text:style-name="T11_12">,<text:s/></text:span><text:span text:style-name="T11_13">version</text:span><text:span text:style-name="T11_14"><text:s/></text:span><text:span text:style-name="T11_15">controlled</text:span><text:span text:style-name="T11_16"><text:s/></text:span><text:span text:style-name="T11_17">and</text:span><text:span text:style-name="T11_18"><text:s/></text:span><text:span text:style-name="T11_19">change</text:span><text:span text:style-name="T11_20"><text:s/></text:span><text:span text:style-name="T11_21">approved</text:span><text:span text:style-name="T11_22"><text:s/></text:span><text:span text:style-name="T11_23">for</text:span><text:span text:style-name="T11_24"><text:s/></text:span><text:span text:style-name="T11_25">Github</text:span><text:span text:style-name="T11_26"><text:s/></text:span><text:span text:style-name="T11_27">based</text:span><text:span text:style-name="T11_28"><text:s/></text:span><text:span text:style-name="T11_29">software</text:span><text:span text:style-name="T11_30"><text:s/></text:span><text:span text:style-name="T11_31">projects</text:span><text:span text:style-name="T11_32">.<text:s text:c="3"/></text:span></text:p>
        </text:list-item>
      </text:list>
      <text:p text:style-name="P12"/>
      <text:p text:style-name="P13"><text:span text:style-name="T13_1">There</text:span><text:span text:style-name="T13_2"><text:s/></text:span><text:span text:style-name="T13_3">are</text:span><text:span text:style-name="T13_4"><text:s/></text:span><text:span text:style-name="T13_5">also</text:span><text:span text:style-name="T13_6"><text:s/></text:span><text:span text:style-name="T13_7">other</text:span><text:span text:style-name="T13_8"><text:s/></text:span><text:span text:style-name="T13_9">potential</text:span><text:span text:style-name="T13_10"><text:s/></text:span><text:span text:style-name="T13_11">use</text:span><text:span text:style-name="T13_12"><text:s/></text:span><text:span text:style-name="T13_13">cases</text:span><text:span text:style-name="T13_14">:<text:s/></text:span></text:p>
      <text:p text:style-name="P14"><text:span text:style-name="T14_1">IT</text:span><text:span text:style-name="T14_2"><text:s/></text:span><text:span text:style-name="T14_3">Consultants</text:span><text:span text:style-name="T14_4"><text:s/></text:span><text:span text:style-name="T14_5">on</text:span><text:span text:style-name="T14_6"><text:s/></text:span><text:span text:style-name="T14_7">site</text:span><text:span text:style-name="T14_8"><text:s/></text:span><text:span text:style-name="T14_9">at</text:span><text:span text:style-name="T14_10"><text:s/></text:span><text:span text:style-name="T14_11">customer</text:span><text:span text:style-name="T14_12"><text:s/></text:span><text:span text:style-name="T14_13">engagements</text:span><text:span text:style-name="T14_14"><text:s/></text:span><text:span text:style-name="T14_15">who</text:span><text:span text:style-name="T14_16"><text:s/></text:span><text:span text:style-name="T14_17">require</text:span><text:span text:style-name="T14_18"><text:s/></text:span><text:span text:style-name="T14_19">a</text:span><text:span text:style-name="T14_20"><text:s/></text:span><text:span text:style-name="T14_21">version</text:span><text:span text:style-name="T14_22"><text:s/></text:span><text:span text:style-name="T14_23">controlled</text:span><text:span text:style-name="T14_24"><text:s/></text:span><text:span text:style-name="T14_25">interactive</text:span><text:span text:style-name="T14_26"><text:s/></text:span><text:span text:style-name="T14_27">documentation</text:span><text:span text:style-name="T14_28"><text:s/></text:span><text:span text:style-name="T14_29">lifecycle</text:span><text:span text:style-name="T14_30">.<text:s/>(</text:span><text:span text:style-name="T14_31">though</text:span><text:span text:style-name="T14_32"><text:s/></text:span><text:span text:style-name="T14_33">information</text:span><text:span text:style-name="T14_34"><text:s/></text:span><text:span text:style-name="T14_35">security</text:span><text:span text:style-name="T14_36"><text:s/></text:span><text:span text:style-name="T14_37">should</text:span><text:span text:style-name="T14_38"><text:s/></text:span><text:span text:style-name="T14_39">an</text:span><text:span text:style-name="T14_40"><text:s/></text:span><text:span text:style-name="T14_41">additional</text:span><text:span text:style-name="T14_42"><text:s/></text:span><text:span text:style-name="T14_43">consideration</text:span><text:span text:style-name="T14_44"><text:s/></text:span><text:span text:style-name="T14_45">in</text:span><text:span text:style-name="T14_46"><text:s/></text:span><text:span text:style-name="T14_47">this</text:span><text:span text:style-name="T14_48"><text:s/></text:span><text:span text:style-name="T14_49">context</text:span><text:span text:style-name="T14_50">)<text:s text:c="4"/></text:span></text:p>
      <text:p text:style-name="P15"/>
      <text:p text:style-name="P16"><text:span text:style-name="T16_1">collaborative</text:span><text:span text:style-name="T16_2"><text:s/></text:span><text:span text:style-name="T16_3">config</text:span><text:span text:style-name="T16_4"><text:s/></text:span><text:span text:style-name="T16_5">file</text:span><text:span text:style-name="T16_6"><text:s/></text:span><text:span text:style-name="T16_7">management</text:span><text:span text:style-name="T16_8">?<text:s/></text:span></text:p>
      <text:p text:style-name="P17"><text:span text:style-name="T17_1">Potential</text:span><text:span text:style-name="T17_2"><text:s/></text:span><text:span text:style-name="T17_3">for</text:span><text:span text:style-name="T17_4"><text:s/></text:span><text:span text:style-name="T17_5">Dockerfiles</text:span><text:span text:style-name="T17_6"><text:s/></text:span><text:span text:style-name="T17_7">to</text:span><text:span text:style-name="T17_8"><text:s/></text:span><text:span text:style-name="T17_9">be</text:span><text:span text:style-name="T17_10"><text:s/></text:span><text:span text:style-name="T17_11">collaboratively</text:span><text:span text:style-name="T17_12"><text:s/></text:span><text:span text:style-name="T17_13">written</text:span><text:span text:style-name="T17_14"><text:s/></text:span><text:span text:style-name="T17_15">in</text:span><text:span text:style-name="T17_16"><text:s/></text:span><text:span text:style-name="T17_17">Googledocs</text:span><text:span text:style-name="T17_18"><text:s/></text:span><text:span text:style-name="T17_19">and</text:span><text:span text:style-name="T17_20"><text:s/></text:span><text:span text:style-name="T17_21">change</text:span><text:span text:style-name="T17_22"><text:s/></text:span><text:span text:style-name="T17_23">approved</text:span><text:span text:style-name="T17_24">/</text:span><text:span text:style-name="T17_25">version</text:span><text:span text:style-name="T17_26"><text:s/></text:span><text:span text:style-name="T17_27">controlled</text:span><text:span text:style-name="T17_28"><text:s/></text:span><text:span text:style-name="T17_29">via</text:span><text:span text:style-name="T17_30"><text:s/></text:span><text:span text:style-name="T17_31">Gerrit</text:span><text:span text:style-name="T17_32"><text:s/></text:span><text:span text:style-name="T17_33">and</text:span><text:span text:style-name="T17_34"><text:s/></text:span><text:span text:style-name="T17_35">Github</text:span><text:span text:style-name="T17_36">.<text:s/></text:span></text:p>
      <text:p text:style-name="P18"/>
      <text:p text:style-name="P19"><text:span text:style-name="T19_1">Technology</text:span><text:span text:style-name="T19_2"><text:s/></text:span><text:span text:style-name="T19_3">used</text:span><text:span text:style-name="T19_4">:<text:s/></text:span></text:p>
      <text:p text:style-name="P20"/>
      <text:list text:style-name="LS2" xml:id="list2">
        <text:list-item>
          <text:p text:style-name="P21"><text:span text:style-name="T21_1">Google</text:span><text:span text:style-name="T21_2"><text:s/></text:span><text:span text:style-name="T21_3">Docs</text:span><text:span text:style-name="T21_4">:<text:s/></text:span><text:span text:style-name="T21_5">Collaborative</text:span><text:span text:style-name="T21_6"><text:s/></text:span><text:span text:style-name="T21_7">editing</text:span><text:span text:style-name="T21_8"><text:s/></text:span><text:span text:style-name="T21_9">of</text:span><text:span text:style-name="T21_10"><text:s/></text:span><text:span text:style-name="T21_11">documentation</text:span><text:span text:style-name="T21_12">.<text:s/></text:span></text:p>
        </text:list-item>
        <text:list-item>
          <text:p text:style-name="P22"><text:span text:style-name="T22_1">Go</text:span><text:span text:style-name="T22_2"><text:s/></text:span><text:span text:style-name="T22_3">drive</text:span><text:span text:style-name="T22_4"><text:s/></text:span><text:span text:style-name="T22_5">script</text:span><text:span text:style-name="T22_6"><text:s/></text:span><text:span text:style-name="T22_7">for</text:span><text:span text:style-name="T22_8"><text:s/></text:span><text:span text:style-name="T22_9">collection</text:span><text:span text:style-name="T22_10"><text:s/></text:span><text:span text:style-name="T22_11">of</text:span><text:span text:style-name="T22_12"><text:s/></text:span><text:span text:style-name="T22_13">google</text:span><text:span text:style-name="T22_14"><text:s/></text:span><text:span text:style-name="T22_15">docs</text:span><text:span text:style-name="T22_16"><text:s/></text:span><text:span text:style-name="T22_17">on</text:span><text:span text:style-name="T22_18"><text:s/></text:span><text:span text:style-name="T22_19">change</text:span><text:span text:style-name="T22_20"><text:s/></text:span></text:p>
        </text:list-item>
        <text:list-item>
          <text:p text:style-name="P23"><text:span text:style-name="T23_1">Bash</text:span><text:span text:style-name="T23_2"><text:s/></text:span><text:span text:style-name="T23_3">or</text:span><text:span text:style-name="T23_4"><text:s/></text:span><text:span text:style-name="T23_5">Jenkins</text:span><text:span text:style-name="T23_6"><text:s/></text:span><text:span text:style-name="T23_7">Automation</text:span><text:span text:style-name="T23_8"><text:s/></text:span><text:span text:style-name="T23_9">for</text:span><text:span text:style-name="T23_10"><text:s/></text:span><text:span text:style-name="T23_11">Go</text:span><text:span text:style-name="T23_12"><text:s/></text:span><text:span text:style-name="T23_13">drive</text:span><text:span text:style-name="T23_14"><text:s/></text:span><text:span text:style-name="T23_15">Linux</text:span><text:span text:style-name="T23_16"><text:s/></text:span><text:span text:style-name="T23_17">CLI</text:span><text:span text:style-name="T23_18"><text:s/></text:span><text:span text:style-name="T23_19">script</text:span></text:p>
        </text:list-item>
        <text:list-item>
          <text:p text:style-name="P24"><text:span text:style-name="T24_1">Docker</text:span><text:span text:style-name="T24_2"><text:s/></text:span><text:span text:style-name="T24_3">image</text:span><text:span text:style-name="T24_4"><text:s/></text:span><text:span text:style-name="T24_5">for</text:span><text:span text:style-name="T24_6"><text:s/></text:span><text:span text:style-name="T24_7">Golang</text:span><text:span text:style-name="T24_8"><text:s text:c="2"/></text:span><text:span text:style-name="T24_9">and</text:span><text:span text:style-name="T24_10"><text:s/></text:span><text:span text:style-name="T24_11">Go</text:span><text:span text:style-name="T24_12"><text:s/></text:span><text:span text:style-name="T24_13">drive</text:span><text:span text:style-name="T24_14"><text:s/></text:span><text:span text:style-name="T24_15">scripts</text:span><text:span text:style-name="T24_16"><text:s/>(</text:span><text:span text:style-name="T24_17">available</text:span><text:span text:style-name="T24_18">)<text:s text:c="2"/></text:span></text:p>
        </text:list-item>
        <text:list-item>
          <text:p text:style-name="P25"><text:span text:style-name="T25_1">Gerrit</text:span><text:span text:style-name="T25_2"><text:s/></text:span><text:span text:style-name="T25_3">for</text:span><text:span text:style-name="T25_4"><text:s/></text:span><text:span text:style-name="T25_5">change</text:span><text:span text:style-name="T25_6"><text:s/></text:span><text:span text:style-name="T25_7">approval</text:span><text:span text:style-name="T25_8"><text:s/></text:span><text:span text:style-name="T25_9">and</text:span><text:span text:style-name="T25_10"><text:s/></text:span><text:span text:style-name="T25_11">Continuous</text:span><text:span text:style-name="T25_12"><text:s/></text:span><text:span text:style-name="T25_13">improvement</text:span><text:span text:style-name="T25_14"><text:s/></text:span><text:span text:style-name="T25_15">structure</text:span><text:span text:style-name="T25_16"><text:s/>+1<text:s/></text:span><text:span text:style-name="T25_17">voting</text:span><text:span text:style-name="T25_18"><text:s/></text:span><text:span text:style-name="T25_19">approval</text:span></text:p>
        </text:list-item>
        <text:list-item>
          <text:p text:style-name="P26"><text:span text:style-name="T26_1">Github</text:span><text:span text:style-name="T26_2"><text:s/></text:span><text:span text:style-name="T26_3">for</text:span><text:span text:style-name="T26_4"><text:s/></text:span><text:span text:style-name="T26_5">version</text:span><text:span text:style-name="T26_6"><text:s/></text:span><text:span text:style-name="T26_7">controlled</text:span><text:span text:style-name="T26_8"><text:s/></text:span><text:span text:style-name="T26_9">storage</text:span><text:span text:style-name="T26_10"><text:s/></text:span><text:span text:style-name="T26_11">of</text:span><text:span text:style-name="T26_12"><text:s/></text:span><text:span text:style-name="T26_13">the</text:span><text:span text:style-name="T26_14"><text:s/></text:span><text:span text:style-name="T26_15">released</text:span><text:span text:style-name="T26_16"><text:s/></text:span><text:span text:style-name="T26_17">docs</text:span><text:span text:style-name="T26_18">,<text:s/></text:span><text:span text:style-name="T26_19">or</text:span><text:span text:style-name="T26_20"><text:s/></text:span><text:span text:style-name="T26_21">as</text:span><text:span text:style-name="T26_22"><text:s/></text:span><text:span text:style-name="T26_23">a</text:span><text:span text:style-name="T26_24"><text:s/></text:span><text:span text:style-name="T26_25">target</text:span><text:span text:style-name="T26_26"><text:s/></text:span><text:span text:style-name="T26_27">project</text:span><text:span text:style-name="T26_28"><text:s/></text:span><text:span text:style-name="T26_29">for</text:span><text:span text:style-name="T26_30"><text:s/></text:span><text:span text:style-name="T26_31">documentation</text:span><text:span text:style-name="T26_32"><text:s/></text:span><text:span text:style-name="T26_33">generation</text:span><text:span text:style-name="T26_34">.<text:s/></text:span></text:p>
        </text:list-item>
      </text:list>
      <text:p text:style-name="P27"/>
      <text:p text:style-name="P28"><text:span text:style-name="T28_1">The</text:span><text:span text:style-name="T28_2"><text:s/></text:span><text:span text:style-name="T28_3">Workflow</text:span><text:span text:style-name="T28_4"><text:s/></text:span><text:span text:style-name="T28_5">for</text:span><text:span text:style-name="T28_6"><text:s/></text:span><text:span text:style-name="T28_7">documents</text:span><text:span text:style-name="T28_8">:<text:s/></text:span></text:p>
      <text:p text:style-name="P29"/>
      <text:p text:style-name="P30"><text:span text:style-name="T30_1">Googledocs</text:span><text:span text:style-name="T30_2"><text:s/>-&gt;<text:s/></text:span><text:span text:style-name="T30_3">Gerrit</text:span><text:span text:style-name="T30_4"><text:s/>-&gt;<text:s/></text:span><text:span text:style-name="T30_5">Voted</text:span><text:span text:style-name="T30_6"><text:s/></text:span><text:span text:style-name="T30_7">Approval</text:span><text:span text:style-name="T30_8"><text:s/>-&gt;<text:s/></text:span><text:span text:style-name="T30_9">Github</text:span><text:span text:style-name="T30_10"><text:s/>-&gt;<text:s/></text:span><text:span text:style-name="T30_11">Distribution</text:span></text:p>
      <text:p text:style-name="P31"/>
      <text:p text:style-name="P32"><text:span text:style-name="T32_1">The</text:span><text:span text:style-name="T32_2"><text:s/></text:span><text:span text:style-name="T32_3">following</text:span><text:span text:style-name="T32_4"><text:s/></text:span><text:span text:style-name="T32_5">line</text:span><text:span text:style-name="T32_6"><text:s/></text:span><text:span text:style-name="T32_7">is</text:span><text:span text:style-name="T32_8"><text:s/></text:span><text:span text:style-name="T32_9">a</text:span><text:span text:style-name="T32_10"><text:s/></text:span><text:span text:style-name="T32_11">test</text:span><text:span text:style-name="T32_12"><text:s/></text:span><text:span text:style-name="T32_13">update</text:span></text:p>
      <text:p text:style-name="P3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